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587cm" fo:min-width="5.16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4.778cm" fo:min-width="6.433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loext:graphic-properties draw:fill="none"/>
      <style:paragraph-properties fo:text-align="center"/>
      <style:text-properties style:font-name="Ubunt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33ff" style:font-name="Ubuntu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3333ff" style:font-name="Ubuntu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6600" style:font-name="Ubuntu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T1" style:family="text">
      <style:text-properties fo:color="#3333ff" style:font-name="Ubuntu" fo:font-size="12pt" style:font-size-asian="12pt" style:font-size-complex="12pt"/>
    </style:style>
    <style:style style:name="T2" style:family="text">
      <style:text-properties fo:color="#3333ff" style:font-name="Ubuntu" fo:font-size="14pt"/>
    </style:style>
    <style:style style:name="T3" style:family="text">
      <style:text-properties fo:color="#ff6600" style:font-name="Ubuntu" fo:font-size="12pt" style:font-size-asian="12pt" style:font-size-complex="12pt"/>
    </style:style>
    <style:style style:name="T4" style:family="text">
      <style:text-properties style:font-name="Ubuntu" fo:font-size="12pt" style:font-size-asian="12pt" style:font-size-complex="12pt"/>
    </style:style>
    <style:style style:name="T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Ubuntu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2.54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0.725cm" svg:x="2.54cm" svg:y="11.721cm">
          <draw:text-box>
            <text:p text:style-name="P2"><text:span text:style-name="T1">MQTT </text:span><text:span text:style-name="T1">Broker</text:span></text:p>
          </draw:text-box>
        </draw:frame>
        <draw:custom-shape draw:style-name="gr3" draw:text-style-name="P4" draw:layer="layout" svg:width="5.715cm" svg:height="0.889cm" svg:x="2.54cm" svg:y="3.81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2.54cm" svg:y="5.08cm">
          <text:p text:style-name="P2"><text:span text:style-name="T2">bvl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2.54cm" svg:y="6.35cm">
          <text:p text:style-name="P2"><text:span text:style-name="T2">pah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5.715cm" svg:y="5.08cm">
          <text:p text:style-name="P2"><text:span text:style-name="T2">bvl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10.16cm" svg:y="6.35cm">
          <text:p text:style-name="P2"><text:span text:style-name="T2">bvl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10.16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10.16cm" svg:y="3.81cm">
          <text:p text:style-name="P2"><text:span text:style-name="T2">app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81cm" svg:y1="4.699cm" svg:x2="3.81cm" svg:y2="5.08cm">
          <text:p/>
        </draw:line>
        <draw:line draw:style-name="gr5" draw:text-style-name="P5" draw:layer="layout" svg:x1="3.81cm" svg:y1="5.969cm" svg:x2="3.81cm" svg:y2="6.35cm">
          <text:p/>
        </draw:line>
        <draw:line draw:style-name="gr5" draw:text-style-name="P5" draw:layer="layout" svg:x1="3.81cm" svg:y1="7.239cm" svg:x2="3.81cm" svg:y2="11.43cm">
          <text:p/>
        </draw:line>
        <draw:line draw:style-name="gr5" draw:text-style-name="P5" draw:layer="layout" svg:x1="6.985cm" svg:y1="4.699cm" svg:x2="6.985cm" svg:y2="5.08cm">
          <text:p/>
        </draw:line>
        <draw:line draw:style-name="gr5" draw:text-style-name="P5" draw:layer="layout" svg:x1="6.985cm" svg:y1="5.969cm" svg:x2="6.985cm" svg:y2="9.525cm">
          <text:p/>
        </draw:line>
        <draw:line draw:style-name="gr5" draw:text-style-name="P5" draw:layer="layout" svg:x1="11.43cm" svg:y1="4.699cm" svg:x2="11.43cm" svg:y2="5.08cm">
          <text:p/>
        </draw:line>
        <draw:line draw:style-name="gr5" draw:text-style-name="P5" draw:layer="layout" svg:x1="11.43cm" svg:y1="5.969cm" svg:x2="11.43cm" svg:y2="6.35cm">
          <text:p/>
        </draw:line>
        <draw:line draw:style-name="gr5" draw:text-style-name="P5" draw:layer="layout" svg:x1="11.43cm" svg:y1="7.239cm" svg:x2="11.43cm" svg:y2="9.525cm">
          <text:p/>
        </draw:line>
        <draw:custom-shape draw:style-name="gr6" draw:text-style-name="P4" draw:layer="layout" svg:width="6.985cm" svg:height="5.08cm" svg:x="1.905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985cm" svg:height="0.725cm" svg:x="1.905cm" svg:y="2.413cm">
          <draw:text-box>
            <text:p text:style-name="P2"><text:span text:style-name="T3">Router</text:span></text:p>
          </draw:text-box>
        </draw:frame>
        <draw:frame draw:style-name="gr7" draw:text-style-name="P7" draw:layer="layout" svg:width="11.43cm" svg:height="3.81cm" svg:x="7.62cm" svg:y="10.16cm">
          <draw:text-box>
            <text:p><text:span text:style-name="T4">The </text:span><text:span text:style-name="T5">mqtt2ip.py</text:span><text:span text:style-name="T4"> sample application is a BACnet router between a BACnet/MQTT broker and a BACnet/IP network. <text:s/>Note that the BVLL modules are different, one is for MQTT and one is for UDP.</text:span></text:p>
            <text:p><text:span text:style-name="T4"/></text:p>
            <text:p><text:span text:style-name="T6">Running this application exposes the local network to all of the other clients of the broker.</text:span></text:p>
          </draw:text-box>
        </draw:frame>
        <draw:line draw:style-name="gr5" draw:text-style-name="P5" draw:layer="layout" svg:x1="6.35cm" svg:y1="9.525cm" svg:x2="12.065cm" svg:y2="9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4:30:01.771412678</meta:creation-date>
    <dc:date>2018-07-25T08:08:29.786122793</dc:date>
    <meta:editing-duration>PT44M13S</meta:editing-duration>
    <meta:editing-cycles>10</meta:editing-cycles>
    <meta:generator>LibreOffice/5.1.6.2$Linux_X86_64 LibreOffice_project/10m0$Build-2</meta:generator>
    <meta:document-statistic meta:object-count="21"/>
  </office:meta>
</office:document-meta>
</file>